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5/content.xml" manifest:media-type="text/xml"/>
  <manifest:file-entry manifest:full-path="Object 3/content.xml" manifest:media-type="text/xml"/>
  <manifest:file-entry manifest:full-path="styles.xml" manifest:media-type="text/xml"/>
  <manifest:file-entry manifest:full-path="Object 4/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style:font-name="Times New Roman" style:font-name-complex="Times New Roman" fo:font-weight="bold" style:font-weight-asian="bold"/>
    </style:style>
    <style:style style:name="P2" style:parent-style-name="Normalny" style:family="paragraph">
      <style:text-properties style:font-name="Times New Roman" style:font-name-complex="Times New Roman"/>
    </style:style>
    <style:style style:name="P3" style:parent-style-name="Normalny" style:family="paragraph">
      <style:text-properties style:font-name="Times New Roman" style:font-name-complex="Times New Roman"/>
    </style:style>
    <style:style style:name="P4" style:parent-style-name="Normalny" style:list-style-name="LFO1" style:family="paragraph">
      <style:text-properties style:font-name="Times New Roman" style:font-name-complex="Times New Roman"/>
    </style:style>
    <style:style style:name="P5" style:parent-style-name="Normalny" style:list-style-name="LFO1" style:family="paragraph">
      <style:text-properties style:font-name="Times New Roman" style:font-name-complex="Times New Roman"/>
    </style:style>
    <style:style style:name="P6" style:parent-style-name="Normalny" style:list-style-name="LFO1" style:family="paragraph">
      <style:text-properties style:font-name="Times New Roman" style:font-name-complex="Times New Roman"/>
    </style:style>
    <style:style style:name="P7" style:parent-style-name="Normalny" style:family="paragraph">
      <style:text-properties style:font-name="Times New Roman" style:font-name-complex="Times New Roman"/>
    </style:style>
    <style:style style:name="P8" style:parent-style-name="Normalny" style:family="paragraph">
      <style:text-properties style:font-name="Times New Roman" style:font-name-complex="Times New Roman"/>
    </style:style>
    <style:style style:name="P9" style:parent-style-name="Normalny" style:family="paragraph">
      <style:text-properties style:font-name="Times New Roman" style:font-name-complex="Times New Roman"/>
    </style:style>
    <style:style style:name="TableColumn11" style:family="table-column">
      <style:table-column-properties style:column-width="0.734in"/>
    </style:style>
    <style:style style:name="TableColumn12" style:family="table-column">
      <style:table-column-properties style:column-width="0.6666in"/>
    </style:style>
    <style:style style:name="TableColumn13" style:family="table-column">
      <style:table-column-properties style:column-width="0.6666in"/>
    </style:style>
    <style:style style:name="Table10" style:family="table">
      <style:table-properties style:width="2in" fo:margin-left="0in" table:align="left"/>
    </style:style>
    <style:style style:name="TableRow14" style:family="table-row">
      <style:table-row-properties style:min-row-height="0.2083in"/>
    </style:style>
    <style:style style:name="TableCell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84" style:family="table-row">
      <style:table-row-properties style:min-row-height="0.2083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91" style:family="table-row">
      <style:table-row-properties style:min-row-height="0.2083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98" style:family="table-row">
      <style:table-row-properties style:min-row-height="0.2083in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119" style:family="table-row">
      <style:table-row-properties style:min-row-height="0.2083in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P126" style:parent-style-name="Normalny" style:family="paragraph">
      <style:text-properties style:font-name="Times New Roman" style:font-name-complex="Times New Roman"/>
    </style:style>
    <style:style style:name="P127" style:parent-style-name="Normalny" style:family="paragraph">
      <style:text-properties style:font-name="Times New Roman" style:font-name-complex="Times New Roman"/>
    </style:style>
    <style:style style:name="TableColumn129" style:family="table-column">
      <style:table-column-properties style:column-width="1.3194in"/>
    </style:style>
    <style:style style:name="TableColumn130" style:family="table-column">
      <style:table-column-properties style:column-width="1.3194in"/>
    </style:style>
    <style:style style:name="TableColumn131" style:family="table-column">
      <style:table-column-properties style:column-width="1.5416in"/>
    </style:style>
    <style:style style:name="TableColumn132" style:family="table-column">
      <style:table-column-properties style:column-width="1.0416in"/>
    </style:style>
    <style:style style:name="TableColumn133" style:family="table-column">
      <style:table-column-properties style:column-width="0.7777in"/>
    </style:style>
    <style:style style:name="Table128" style:family="table">
      <style:table-properties style:width="6in" fo:margin-left="0in" table:align="left"/>
    </style:style>
    <style:style style:name="TableRow134" style:family="table-row">
      <style:table-row-properties style:min-row-height="0.2083in"/>
    </style:style>
    <style:style style:name="TableCell1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3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Row145" style:family="table-row">
      <style:table-row-properties style:min-row-height="0.2083in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P16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166" style:family="table-row">
      <style:table-row-properties style:min-row-height="0.2083in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P177" style:parent-style-name="Normalny" style:family="paragraph">
      <style:text-properties style:font-name="Times New Roman" style:font-name-complex="Times New Roman"/>
    </style:style>
    <style:style style:name="P178" style:parent-style-name="Normalny" style:family="paragraph">
      <style:text-properties style:font-name="Times New Roman" style:font-name-complex="Times New Roman"/>
    </style:style>
    <style:style style:name="T179" style:parent-style-name="Domyślnaczcionkaakapitu" style:family="text">
      <style:text-properties style:font-name="Times New Roman" style:font-name-complex="Times New Roman"/>
    </style:style>
    <style:style style:name="T180" style:parent-style-name="Domyślnaczcionkaakapitu" style:family="text">
      <style:text-properties style:font-name="Times New Roman" style:font-name-asian="Times New Roman" style:font-name-complex="Times New Roman"/>
    </style:style>
    <style:style style:name="T181" style:parent-style-name="Domyślnaczcionkaakapitu" style:family="text">
      <style:text-properties style:font-name="Times New Roman" style:font-name-complex="Times New Roman"/>
    </style:style>
    <style:style style:name="T182" style:parent-style-name="Domyślnaczcionkaakapitu" style:family="text">
      <style:text-properties style:font-name="Times New Roman" style:font-name-asian="Times New Roman" style:font-name-complex="Times New Roman"/>
    </style:style>
    <style:style style:name="P183" style:parent-style-name="Normalny" style:family="paragraph">
      <style:text-properties style:font-name="Times New Roman" style:font-name-complex="Times New Roman"/>
    </style:style>
    <style:style style:name="P184" style:parent-style-name="Normalny" style:family="paragraph">
      <style:text-properties style:font-name="Times New Roman" style:font-name-complex="Times New Roman"/>
    </style:style>
    <style:style style:name="P185" style:parent-style-name="Normalny" style:family="paragraph">
      <style:text-properties style:font-name="Times New Roman" style:font-name-complex="Times New Roman"/>
    </style:style>
    <style:style style:name="P186" style:parent-style-name="Normalny" style:family="paragraph">
      <style:text-properties style:font-name="Times New Roman" style:font-name-complex="Times New Roman"/>
    </style:style>
    <style:style style:name="P187" style:parent-style-name="Normalny" style:family="paragraph">
      <style:text-properties style:font-name="Times New Roman" style:font-name-complex="Times New Roman"/>
    </style:style>
    <style:style style:name="T188" style:parent-style-name="Domyślnaczcionkaakapitu" style:family="text">
      <style:text-properties style:font-name="Times New Roman" style:font-name-complex="Times New Roman"/>
    </style:style>
    <style:style style:name="T189" style:parent-style-name="Domyślnaczcionkaakapitu" style:family="text">
      <style:text-properties style:font-name="Times New Roman" style:font-name-complex="Times New Roman" style:text-position="sub 63.6%"/>
    </style:style>
    <style:style style:name="T190" style:parent-style-name="Domyślnaczcionkaakapitu" style:family="text">
      <style:text-properties style:font-name="Times New Roman" style:font-name-complex="Times New Roman"/>
    </style:style>
    <style:style style:name="T191" style:parent-style-name="Domyślnaczcionkaakapitu" style:family="text">
      <style:text-properties style:font-name="Times New Roman" style:font-name-complex="Times New Roman" style:text-position="sub 63.6%"/>
    </style:style>
    <style:style style:name="T192" style:parent-style-name="Domyślnaczcionkaakapitu" style:family="text">
      <style:text-properties style:font-name="Times New Roman" style:font-name-complex="Times New Roman"/>
    </style:style>
    <style:style style:name="T193" style:parent-style-name="Domyślnaczcionkaakapitu" style:family="text">
      <style:text-properties style:font-name="Times New Roman" style:font-name-complex="Times New Roman"/>
    </style:style>
    <style:style style:name="T194" style:parent-style-name="Domyślnaczcionkaakapitu" style:family="text">
      <style:text-properties style:font-name="Times New Roman" style:font-name-complex="Times New Roman" style:text-position="sub 63.6%"/>
    </style:style>
    <style:style style:name="T195" style:parent-style-name="Domyślnaczcionkaakapitu" style:family="text">
      <style:text-properties style:font-name="Times New Roman" style:font-name-complex="Times New Roman"/>
    </style:style>
    <style:style style:name="P196" style:parent-style-name="Normalny" style:family="paragraph">
      <style:text-properties style:font-name="Times New Roman" style:font-name-complex="Times New Roman" fo:font-weight="bold" style:font-weight-asian="bold"/>
    </style:style>
    <style:style style:name="P197" style:parent-style-name="Normalny" style:family="paragraph">
      <style:text-properties style:font-name="Times New Roman" style:font-name-complex="Times New Roman"/>
    </style:style>
    <style:style style:name="P198" style:parent-style-name="Normalny" style:family="paragraph">
      <style:text-properties style:font-name="Times New Roman" style:font-name-complex="Times New Roman"/>
    </style:style>
    <style:style style:name="P199" style:parent-style-name="Normalny" style:family="paragraph">
      <style:text-properties style:font-name="Times New Roman" style:font-name-complex="Times New Roman"/>
    </style:style>
    <style:style style:name="P200" style:parent-style-name="Normalny" style:family="paragraph">
      <style:text-properties style:font-name="Times New Roman" style:font-name-complex="Times New Roman"/>
    </style:style>
    <style:style style:name="TableColumn202" style:family="table-column">
      <style:table-column-properties style:column-width="1.1625in"/>
    </style:style>
    <style:style style:name="TableColumn203" style:family="table-column">
      <style:table-column-properties style:column-width="0.4069in"/>
    </style:style>
    <style:style style:name="TableColumn204" style:family="table-column">
      <style:table-column-properties style:column-width="1.193in"/>
    </style:style>
    <style:style style:name="TableColumn205" style:family="table-column">
      <style:table-column-properties style:column-width="0.418in"/>
    </style:style>
    <style:style style:name="TableColumn206" style:family="table-column">
      <style:table-column-properties style:column-width="1.2138in"/>
    </style:style>
    <style:style style:name="TableColumn207" style:family="table-column">
      <style:table-column-properties style:column-width="0.425in"/>
    </style:style>
    <style:style style:name="Table201" style:family="table">
      <style:table-properties style:width="4.8194in" fo:margin-left="0in" table:align="left"/>
    </style:style>
    <style:style style:name="TableRow208" style:family="table-row">
      <style:table-row-properties style:min-row-height="0.2083in"/>
    </style:style>
    <style:style style:name="TableCell20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1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21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2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Row215" style:family="table-row">
      <style:table-row-properties style:min-row-height="0.2083in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1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2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Row228" style:family="table-row">
      <style:table-row-properties style:min-row-height="0.2083in"/>
    </style:style>
    <style:style style:name="TableCell2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3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241" style:family="table-row">
      <style:table-row-properties style:min-row-height="0.2083in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254" style:family="table-row">
      <style:table-row-properties style:min-row-height="0.2083in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267" style:family="table-row">
      <style:table-row-properties style:min-row-height="0.2083in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293" style:family="table-row">
      <style:table-row-properties style:min-row-height="0.2083in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306" style:family="table-row">
      <style:table-row-properties style:min-row-height="0.2083in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0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319" style:family="table-row">
      <style:table-row-properties style:min-row-height="0.2083in"/>
    </style:style>
    <style:style style:name="TableCell3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2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332" style:family="table-row">
      <style:table-row-properties style:min-row-height="0.2083in"/>
    </style:style>
    <style:style style:name="TableCell3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3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345" style:family="table-row">
      <style:table-row-properties style:min-row-height="0.2083in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358" style:family="table-row">
      <style:table-row-properties style:min-row-height="0.2083in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P371" style:parent-style-name="Normalny" style:family="paragraph">
      <style:text-properties style:font-name="Times New Roman" style:font-name-complex="Times New Roman" fo:font-style="italic" style:font-style-asian="italic" fo:language="en" fo:country="US"/>
    </style:style>
    <style:style style:name="P372" style:parent-style-name="Normalny" style:family="paragraph">
      <style:text-properties style:font-name="Times New Roman" style:font-name-complex="Times New Roman"/>
    </style:style>
    <style:style style:name="P373" style:parent-style-name="Normalny" style:family="paragraph">
      <style:text-properties style:font-name="Times New Roman" style:font-name-complex="Times New Roman"/>
    </style:style>
    <style:style style:name="P374" style:parent-style-name="Normalny" style:family="paragraph">
      <style:text-properties style:font-name="Times New Roman" style:font-name-complex="Times New Roman"/>
    </style:style>
    <style:style style:name="P375" style:parent-style-name="Normalny" style:family="paragraph">
      <style:text-properties style:font-name="Times New Roman" style:font-name-complex="Times New Roman"/>
    </style:style>
    <style:style style:name="P376" style:parent-style-name="Normalny" style:family="paragraph">
      <style:text-properties style:font-name="Times New Roman" style:font-name-complex="Times New Roman"/>
    </style:style>
    <style:style style:name="P377" style:parent-style-name="Normalny" style:family="paragraph">
      <style:text-properties style:font-name="Times New Roman" style:font-name-complex="Times New Roman"/>
    </style:style>
    <style:style style:name="P378" style:parent-style-name="Normalny" style:family="paragraph">
      <style:text-properties style:font-name="Times New Roman" style:font-name-complex="Times New Roman"/>
    </style:style>
    <style:style style:name="TableColumn380" style:family="table-column">
      <style:table-column-properties style:column-width="0.9027in"/>
    </style:style>
    <style:style style:name="TableColumn381" style:family="table-column">
      <style:table-column-properties style:column-width="0.6666in"/>
    </style:style>
    <style:style style:name="TableColumn382" style:family="table-column">
      <style:table-column-properties style:column-width="0.9444in"/>
    </style:style>
    <style:style style:name="TableColumn383" style:family="table-column">
      <style:table-column-properties style:column-width="0.6666in"/>
    </style:style>
    <style:style style:name="TableColumn384" style:family="table-column">
      <style:table-column-properties style:column-width="0.9722in"/>
    </style:style>
    <style:style style:name="Table379" style:family="table">
      <style:table-properties style:width="4.1527in" fo:margin-left="0in" table:align="left"/>
    </style:style>
    <style:style style:name="TableRow385" style:family="table-row">
      <style:table-row-properties style:min-row-height="0.2083in"/>
    </style:style>
    <style:style style:name="TableCell38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38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39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1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39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3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39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5" style:parent-style-name="Normalny" style:family="paragraph">
      <style:paragraph-properties fo:margin-bottom="0in" fo:line-height="100%"/>
    </style:style>
    <style:style style:name="T39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39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style:text-position="sub 63.6%" style:language-asian="pl" style:country-asian="PL"/>
    </style:style>
    <style:style style:name="TableRow398" style:family="table-row">
      <style:table-row-properties style:min-row-height="0.2083in"/>
    </style:style>
    <style:style style:name="TableCell3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2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4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6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8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09" style:family="table-row">
      <style:table-row-properties style:min-row-height="0.2083in"/>
    </style:style>
    <style:style style:name="TableCell4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3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5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7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9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20" style:family="table-row">
      <style:table-row-properties style:min-row-height="0.2083in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4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6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8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0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31" style:family="table-row">
      <style:table-row-properties style:min-row-height="0.2083in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3" style:parent-style-name="Normalny" style:family="paragraph">
      <style:paragraph-properties fo:margin-bottom="0in" fo:line-height="100%"/>
    </style:style>
    <style:style style:name="T43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43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style:text-position="sub 63.6%" style:language-asian="pl" style:country-asian="PL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7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9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1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3" style:parent-style-name="Normalny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P444" style:parent-style-name="Normalny" style:family="paragraph">
      <style:text-properties style:font-name="Times New Roman" style:font-name-complex="Times New Roman"/>
    </style:style>
    <style:style style:name="P445" style:parent-style-name="Normalny" style:family="paragraph">
      <style:text-properties style:font-name="Times New Roman" style:font-name-complex="Times New Roman"/>
    </style:style>
    <style:style style:name="P446" style:parent-style-name="Normalny" style:family="paragraph">
      <style:text-properties style:font-name="Times New Roman" style:font-name-complex="Times New Roman"/>
    </style:style>
    <style:style style:name="TableColumn448" style:family="table-column">
      <style:table-column-properties style:column-width="1.3194in"/>
    </style:style>
    <style:style style:name="TableColumn449" style:family="table-column">
      <style:table-column-properties style:column-width="1.3194in"/>
    </style:style>
    <style:style style:name="TableColumn450" style:family="table-column">
      <style:table-column-properties style:column-width="1.5416in"/>
    </style:style>
    <style:style style:name="TableColumn451" style:family="table-column">
      <style:table-column-properties style:column-width="1.0416in"/>
    </style:style>
    <style:style style:name="TableColumn452" style:family="table-column">
      <style:table-column-properties style:column-width="0.7777in"/>
    </style:style>
    <style:style style:name="Table447" style:family="table">
      <style:table-properties style:width="6in" fo:margin-left="0in" table:align="left"/>
    </style:style>
    <style:style style:name="TableRow453" style:family="table-row">
      <style:table-row-properties style:min-row-height="0.2083in"/>
    </style:style>
    <style:style style:name="TableCell45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5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5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5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6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6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Row464" style:family="table-row">
      <style:table-row-properties style:min-row-height="0.2083in"/>
    </style:style>
    <style:style style:name="TableCell4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8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7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75" style:family="table-row">
      <style:table-row-properties style:min-row-height="0.2083in"/>
    </style:style>
    <style:style style:name="TableCell4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P48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85" style:family="table-row">
      <style:table-row-properties style:min-row-height="0.2083in"/>
    </style:style>
    <style:style style:name="TableCell4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4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9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496" style:family="table-row">
      <style:table-row-properties style:min-row-height="0.2083in"/>
    </style:style>
    <style:style style:name="TableCell4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9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4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4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0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06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Row507" style:family="table-row">
      <style:table-row-properties style:min-row-height="0.2083in"/>
    </style:style>
    <style:style style:name="TableCell5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0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anguage-asian="pl" style:country-asian="PL"/>
    </style:style>
    <style:style style:name="TableCell5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1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TableCell5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1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style:language-asian="pl" style:country-asian="PL"/>
    </style:style>
    <style:style style:name="P518" style:parent-style-name="Normalny" style:family="paragraph">
      <style:text-properties style:font-name="Times New Roman" style:font-name-complex="Times New Roman"/>
    </style:style>
    <style:style style:name="P519" style:parent-style-name="Normalny" style:family="paragraph">
      <style:text-properties style:font-name="Times New Roman" style:font-name-complex="Times New Roman"/>
    </style:style>
    <style:style style:name="T520" style:parent-style-name="Domyślnaczcionkaakapitu" style:family="text">
      <style:text-properties style:font-name="Times New Roman" style:font-name-complex="Times New Roman"/>
    </style:style>
    <style:style style:name="T521" style:parent-style-name="Domyślnaczcionkaakapitu" style:family="text">
      <style:text-properties style:font-name="Times New Roman" style:font-name-asian="Times New Roman" style:font-name-complex="Times New Roman"/>
    </style:style>
    <style:style style:name="T522" style:parent-style-name="Domyślnaczcionkaakapitu" style:family="text">
      <style:text-properties style:font-name="Times New Roman" style:font-name-asian="Times New Roman" style:font-name-complex="Times New Roman"/>
    </style:style>
    <style:style style:name="T523" style:parent-style-name="Domyślnaczcionkaakapitu" style:family="text">
      <style:text-properties style:font-name="Times New Roman" style:font-name-asian="Times New Roman" style:font-name-complex="Times New Roman"/>
    </style:style>
    <style:style style:name="T524" style:parent-style-name="Domyślnaczcionkaakapitu" style:family="text">
      <style:text-properties style:font-name="Times New Roman" style:font-name-asian="Times New Roman" style:font-name-complex="Times New Roman"/>
    </style:style>
    <style:style style:name="P525" style:parent-style-name="Normalny" style:family="paragraph">
      <style:text-properties style:font-name="Times New Roman" style:font-name-asian="Times New Roman" style:font-name-complex="Times New Roman"/>
    </style:style>
    <style:style style:name="P526" style:parent-style-name="Normalny" style:family="paragraph">
      <style:text-properties style:font-name="Times New Roman" style:font-name-complex="Times New Roman"/>
    </style:style>
    <style:style style:name="P527" style:parent-style-name="Normalny" style:family="paragraph">
      <style:text-properties style:font-name="Times New Roman" style:font-name-complex="Times New Roman"/>
    </style:style>
    <style:style style:name="P528" style:parent-style-name="Normalny" style:family="paragraph">
      <style:text-properties style:font-name="Times New Roman" style:font-name-complex="Times New Roman"/>
    </style:style>
    <style:style style:name="P529" style:parent-style-name="Normalny" style:family="paragraph">
      <style:text-properties style:font-name="Times New Roman" style:font-name-complex="Times New Roman"/>
    </style:style>
    <style:style style:name="P530" style:parent-style-name="Normalny" style:family="paragraph">
      <style:text-properties style:font-name="Times New Roman" style:font-name-complex="Times New Roman"/>
    </style:style>
    <style:style style:name="P531" style:parent-style-name="Normalny" style:family="paragraph">
      <style:text-properties style:font-name="Times New Roman" style:font-name-complex="Times New Roman"/>
    </style:style>
    <style:style style:name="T532" style:parent-style-name="Domyślnaczcionkaakapitu" style:family="text">
      <style:text-properties style:font-name="Times New Roman" style:font-name-complex="Times New Roman"/>
    </style:style>
    <style:style style:name="T533" style:parent-style-name="Domyślnaczcionkaakapitu" style:family="text">
      <style:text-properties style:font-name="Times New Roman" style:font-name-complex="Times New Roman" style:text-position="sub 63.6%"/>
    </style:style>
    <style:style style:name="T534" style:parent-style-name="Domyślnaczcionkaakapitu" style:family="text">
      <style:text-properties style:font-name="Times New Roman" style:font-name-complex="Times New Roman"/>
    </style:style>
    <style:style style:name="T535" style:parent-style-name="Domyślnaczcionkaakapitu" style:family="text">
      <style:text-properties style:font-name="Times New Roman" style:font-name-complex="Times New Roman" style:text-position="sub 63.6%"/>
    </style:style>
    <style:style style:name="T536" style:parent-style-name="Domyślnaczcionkaakapitu" style:family="text">
      <style:text-properties style:font-name="Times New Roman" style:font-name-complex="Times New Roman"/>
    </style:style>
    <style:style style:name="T537" style:parent-style-name="Domyślnaczcionkaakapitu" style:family="text">
      <style:text-properties style:font-name="Times New Roman" style:font-name-complex="Times New Roman"/>
    </style:style>
    <style:style style:name="T538" style:parent-style-name="Domyślnaczcionkaakapitu" style:family="text">
      <style:text-properties style:font-name="Times New Roman" style:font-name-complex="Times New Roman" style:text-position="sub 63.6%"/>
    </style:style>
    <style:style style:name="T539" style:parent-style-name="Domyślnaczcionkaakapitu" style:family="text">
      <style:text-properties style:font-name="Times New Roman" style:font-name-complex="Times New Roman"/>
    </style:style>
    <style:style style:name="T540" style:parent-style-name="Domyślnaczcionkaakapitu" style:family="text">
      <style:text-properties style:font-name="Times New Roman" style:font-name-complex="Times New Roman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Estymowany rząd modelu a<text:s/>częstość<text:s/>oddychania</text:p>
      <text:p text:style-name="P2">Do oceny czy estymowany rząd modelu zależy od częstości oddychania użyto analizy wariancji ANOVA.</text:p>
      <text:p text:style-name="P3"><text:s/>Założenia:</text:p>
      <text:list text:style-name="LFO1" text:continue-numbering="true">
        <text:list-item>
          <text:p text:style-name="P4">Analizowana zmienna jest mierzalna</text:p>
        </text:list-item>
        <text:list-item>
          <text:p text:style-name="P5">Rozważanych k niezależnych populacji ma rozkłady normalne</text:p>
        </text:list-item>
        <text:list-item>
          <text:p text:style-name="P6">Rozkłady te mają jednakową wariancję</text:p>
        </text:list-item>
      </text:list>
      <text:p text:style-name="P7">Hipoteza zerowa: Średnie między grupami nie różnią się (wartość rządu modelu nie zależy od częstości oddychania)</text:p>
      <text:p text:style-name="P8">Hipoteza alternatywna: Co najmniej dwie średnie różnią się między sobą</text:p>
      <text:p text:style-name="P9">Tabela 1. Wartości optymalnych rzędów modelu dla poszczególnych częstotliwości oddychania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atural breathing</text:p>
          </table:table-cell>
          <table:table-cell table:style-name="TableCell17">
            <text:p text:style-name="P18">0,3<text:s/>Hz</text:p>
          </table:table-cell>
          <table:table-cell table:style-name="TableCell19">
            <text:p text:style-name="P20">0,5<text:s/>HZ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16</text:p>
          </table:table-cell>
          <table:table-cell table:style-name="TableCell26">
            <text:p text:style-name="P27">5</text:p>
          </table:table-cell>
        </table:table-row>
        <table:table-row table:style-name="TableRow28">
          <table:table-cell table:style-name="TableCell29">
            <text:p text:style-name="P30">5</text:p>
          </table:table-cell>
          <table:table-cell table:style-name="TableCell31">
            <text:p text:style-name="P32">15</text:p>
          </table:table-cell>
          <table:table-cell table:style-name="TableCell33">
            <text:p text:style-name="P34">16</text:p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P39">10</text:p>
          </table:table-cell>
          <table:table-cell table:style-name="TableCell40">
            <text:p text:style-name="P41">17</text:p>
          </table:table-cell>
        </table:table-row>
        <table:table-row table:style-name="TableRow42">
          <table:table-cell table:style-name="TableCell43">
            <text:p text:style-name="P44">4</text:p>
          </table:table-cell>
          <table:table-cell table:style-name="TableCell45">
            <text:p text:style-name="P46">9</text:p>
          </table:table-cell>
          <table:table-cell table:style-name="TableCell47">
            <text:p text:style-name="P48">9</text:p>
          </table:table-cell>
        </table:table-row>
        <table:table-row table:style-name="TableRow49">
          <table:table-cell table:style-name="TableCell50">
            <text:p text:style-name="P51">12</text:p>
          </table:table-cell>
          <table:table-cell table:style-name="TableCell52">
            <text:p text:style-name="P53">14</text:p>
          </table:table-cell>
          <table:table-cell table:style-name="TableCell54">
            <text:p text:style-name="P55">17</text:p>
          </table:table-cell>
        </table:table-row>
        <table:table-row table:style-name="TableRow56">
          <table:table-cell table:style-name="TableCell57">
            <text:p text:style-name="P58">5</text:p>
          </table:table-cell>
          <table:table-cell table:style-name="TableCell59">
            <text:p text:style-name="P60">13</text:p>
          </table:table-cell>
          <table:table-cell table:style-name="TableCell61">
            <text:p text:style-name="P62">16</text:p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P67">18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13</text:p>
          </table:table-cell>
          <table:table-cell table:style-name="TableCell73">
            <text:p text:style-name="P74">7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13</text:p>
          </table:table-cell>
          <table:table-cell table:style-name="TableCell80">
            <text:p text:style-name="P81">18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18</text:p>
          </table:table-cell>
          <table:table-cell table:style-name="TableCell87">
            <text:p text:style-name="P88">5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8</text:p>
          </table:table-cell>
          <table:table-cell table:style-name="TableCell94">
            <text:p text:style-name="P95">16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9</text:p>
          </table:table-cell>
          <table:table-cell table:style-name="TableCell101">
            <text:p text:style-name="P102">8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15</text:p>
          </table:table-cell>
          <table:table-cell table:style-name="TableCell108">
            <text:p text:style-name="P109">7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8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4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P126">W celu oceny czy hipoteza zerowa jest prawdziwa wyznaczono statystykę F.</text:p>
      <text:p text:style-name="P127">Tabela 2. Wyniki analizy wariancji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Źródło zmienności</text:p>
          </table:table-cell>
          <table:table-cell table:style-name="TableCell137">
            <text:p text:style-name="P138">Suma kwadratów</text:p>
          </table:table-cell>
          <table:table-cell table:style-name="TableCell139">
            <text:p text:style-name="P140">Liczba stopni swobody</text:p>
          </table:table-cell>
          <table:table-cell table:style-name="TableCell141">
            <text:p text:style-name="P142">Średni kwadrat</text:p>
          </table:table-cell>
          <table:table-cell table:style-name="TableCell143">
            <text:p text:style-name="P144">Test F</text:p>
          </table:table-cell>
        </table:table-row>
        <table:table-row table:style-name="TableRow145">
          <table:table-cell table:style-name="TableCell146">
            <text:p text:style-name="P147">Między grupami</text:p>
          </table:table-cell>
          <table:table-cell table:style-name="TableCell148">
            <text:p text:style-name="P149">5,43</text:p>
          </table:table-cell>
          <table:table-cell table:style-name="TableCell150">
            <text:p text:style-name="P151">2</text:p>
          </table:table-cell>
          <table:table-cell table:style-name="TableCell152">
            <text:p text:style-name="P153">2,72</text:p>
          </table:table-cell>
          <table:table-cell table:style-name="TableCell154" table:number-rows-spanned="2">
            <text:p text:style-name="P155">0,09</text:p>
          </table:table-cell>
        </table:table-row>
        <table:table-row table:style-name="TableRow156">
          <table:table-cell table:style-name="TableCell157">
            <text:p text:style-name="P158">Wewnątrz grup</text:p>
          </table:table-cell>
          <table:table-cell table:style-name="TableCell159">
            <text:p text:style-name="P160">971,73</text:p>
          </table:table-cell>
          <table:table-cell table:style-name="TableCell161">
            <text:p text:style-name="P162">31</text:p>
          </table:table-cell>
          <table:table-cell table:style-name="TableCell163">
            <text:p text:style-name="P164">31,35</text:p>
          </table:table-cell>
          <table:covered-table-cell>
            <text:p text:style-name="P165"/>
          </table:covered-table-cell>
        </table:table-row>
        <table:table-row table:style-name="TableRow166">
          <table:table-cell table:style-name="TableCell167">
            <text:p text:style-name="P168">Całkowita</text:p>
          </table:table-cell>
          <table:table-cell table:style-name="TableCell169">
            <text:p text:style-name="P170">977,17</text:p>
          </table:table-cell>
          <table:table-cell table:style-name="TableCell171">
            <text:p text:style-name="P172">33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P177"/>
      <text:p text:style-name="P178">Gdzie:<text:s/></text:p>
      <text:p text:style-name="Normalny"><text:span text:style-name="T179">Suma kwadratów między grupami SSE=<text:s/></text:span><draw:frame draw:style-name="a0" text:anchor-type="as-char" svg:x="0in" svg:y="0in" svg:width="1.125in" svg:height="0.54167in" style:rel-width="scale" style:rel-height="scale"><draw:object xlink:href="Object 1/" xlink:type="simple" xlink:show="embed" xlink:actuate="onLoad"/></draw:frame><text:span text:style-name="T180">, <text:s/></text:span><draw:frame draw:style-name="a1" text:anchor-type="as-char" svg:x="0in" svg:y="0in" svg:width="2.28125in" svg:height="0.17708in" style:rel-width="scale" style:rel-height="scale"><draw:object xlink:href="Object 2/" xlink:type="simple" xlink:show="embed" xlink:actuate="onLoad"/></draw:frame></text:p>
      <text:p text:style-name="Normalny"><text:span text:style-name="T181">Suma kwadratów reszt SSR =<text:s/></text:span><draw:frame draw:style-name="a2" text:anchor-type="as-char" svg:x="0in" svg:y="0in" svg:width="1.125in" svg:height="0.54167in" style:rel-width="scale" style:rel-height="scale"><draw:object xlink:href="Object 3/" xlink:type="simple" xlink:show="embed" xlink:actuate="onLoad"/></draw:frame><text:span text:style-name="T182">,<text:s/></text:span><draw:frame draw:style-name="a3" text:anchor-type="as-char" svg:x="0in" svg:y="0in" svg:width="2.46875in" svg:height="0.17708in" style:rel-width="scale" style:rel-height="scale"><draw:object xlink:href="Object 4/" xlink:type="simple" xlink:show="embed" xlink:actuate="onLoad"/></draw:frame></text:p>
      <text:soft-page-break/>
      <text:p text:style-name="P183">Liczba stopni swobody między grupami df grup: k-1</text:p>
      <text:p text:style-name="P184">Liczba stopni swobody reszt df<text:s/>reszt: n-k</text:p>
      <text:p text:style-name="P185">Średni kwadrat MS pomiędzy grupami :<text:s/>SSE/df grup</text:p>
      <text:p text:style-name="P186">Średni kwadrat MS reszt: SSR/df reszt</text:p>
      <text:p text:style-name="P187">Statystyka F = MS pomiędzy grupami/ MS reszt</text:p>
      <text:p text:style-name="Normalny"><text:span text:style-name="T188">Wartość statystyki F</text:span><text:span text:style-name="T189">kryt</text:span><text:span text:style-name="T190"><text:s/>na poziomie istotności 0,05 odczytana z tablic F</text:span><text:span text:style-name="T191">2,31</text:span><text:span text:style-name="T192"><text:s/>= ok 2,49</text:span></text:p>
      <text:p text:style-name="Normalny"><text:span text:style-name="T193">Wyznaczona wartość F&lt;F</text:span><text:span text:style-name="T194">kry,<text:s/></text:span><text:span text:style-name="T195">, czyli należy przyjąć hipotezę zerową, która mówi, że średnie wszystkich grup są takie same, a więc rząd modelu nie zależy od częstości <text:s/>oddychania.<text:s/></text:span></text:p>
      <text:p text:style-name="P196">Estymowany rząd modelu a indywidualna cecha osoby badanej</text:p>
      <text:p text:style-name="P197">W celu przetestowania hipotezy zerowej wykorzystano jednoczynnikową analizę<text:s/>wariancji w pomiarami powtarzalnymi.<text:s/>U każdego pacjenta wykonano kilkakrotnie pomiar dla naturalnej częstości oddychania, częstości 0,3 Hz i 0,5 Hz.<text:s/></text:p>
      <text:p text:style-name="P198">Hipoteza zerowa: Średnia wszystkich grup jest taka sama (indywidualna cecha osoby badanej nie ma wpływu na wartość optymalnego rzędu modelu)<text:s/></text:p>
      <text:p text:style-name="P199">Hipoteza alternatywna: Co najmniej dwie średnie różnią się między sobą (istnieje pewna zależność między<text:s/>indywidualna cechą osoby badanej<text:s/>a optymalnym rzędem modelu)</text:p>
      <text:p text:style-name="P200">Tabela 3. <text:s/>Wyniki dla trzech pacjentów</text:p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 table:number-columns-spanned="2">
            <text:p text:style-name="P210">pacjent 1</text:p>
          </table:table-cell>
          <table:covered-table-cell/>
          <table:table-cell table:style-name="TableCell211" table:number-columns-spanned="2">
            <text:p text:style-name="P212">pacjent 2</text:p>
          </table:table-cell>
          <table:covered-table-cell/>
          <table:table-cell table:style-name="TableCell213" table:number-columns-spanned="2">
            <text:p text:style-name="P214">pacjent 3</text:p>
          </table:table-cell>
          <table:covered-table-cell/>
        </table:table-row>
        <table:table-row table:style-name="TableRow215">
          <table:table-cell table:style-name="TableCell216">
            <text:p text:style-name="P217">f oddychania</text:p>
          </table:table-cell>
          <table:table-cell table:style-name="TableCell218">
            <text:p text:style-name="P219">rząd</text:p>
          </table:table-cell>
          <table:table-cell table:style-name="TableCell220">
            <text:p text:style-name="P221">f oddychania</text:p>
          </table:table-cell>
          <table:table-cell table:style-name="TableCell222">
            <text:p text:style-name="P223">rząd</text:p>
          </table:table-cell>
          <table:table-cell table:style-name="TableCell224">
            <text:p text:style-name="P225">f oddychania</text:p>
          </table:table-cell>
          <table:table-cell table:style-name="TableCell226">
            <text:p text:style-name="P227">rząd</text:p>
          </table:table-cell>
        </table:table-row>
        <table:table-row table:style-name="TableRow228">
          <table:table-cell table:style-name="TableCell229">
            <text:p text:style-name="P230">NB</text:p>
          </table:table-cell>
          <table:table-cell table:style-name="TableCell231">
            <text:p text:style-name="P232">1</text:p>
          </table:table-cell>
          <table:table-cell table:style-name="TableCell233">
            <text:p text:style-name="P234">NB</text:p>
          </table:table-cell>
          <table:table-cell table:style-name="TableCell235">
            <text:p text:style-name="P236">5</text:p>
          </table:table-cell>
          <table:table-cell table:style-name="TableCell237">
            <text:p text:style-name="P238">NB</text:p>
          </table:table-cell>
          <table:table-cell table:style-name="TableCell239">
            <text:p text:style-name="P240">3</text:p>
          </table:table-cell>
        </table:table-row>
        <table:table-row table:style-name="TableRow241">
          <table:table-cell table:style-name="TableCell242">
            <text:p text:style-name="P243">NB</text:p>
          </table:table-cell>
          <table:table-cell table:style-name="TableCell244">
            <text:p text:style-name="P245">4</text:p>
          </table:table-cell>
          <table:table-cell table:style-name="TableCell246">
            <text:p text:style-name="P247">NB</text:p>
          </table:table-cell>
          <table:table-cell table:style-name="TableCell248">
            <text:p text:style-name="P249">12</text:p>
          </table:table-cell>
          <table:table-cell table:style-name="TableCell250">
            <text:p text:style-name="P251">NB</text:p>
          </table:table-cell>
          <table:table-cell table:style-name="TableCell252">
            <text:p text:style-name="P253">5</text:p>
          </table:table-cell>
        </table:table-row>
        <table:table-row table:style-name="TableRow254">
          <table:table-cell table:style-name="TableCell255">
            <text:p text:style-name="P256">NB</text:p>
          </table:table-cell>
          <table:table-cell table:style-name="TableCell257">
            <text:p text:style-name="P258">5</text:p>
          </table:table-cell>
          <table:table-cell table:style-name="TableCell259">
            <text:p text:style-name="P260">NB</text:p>
          </table:table-cell>
          <table:table-cell table:style-name="TableCell261">
            <text:p text:style-name="P262">13</text:p>
          </table:table-cell>
          <table:table-cell table:style-name="TableCell263">
            <text:p text:style-name="P264">NB</text:p>
          </table:table-cell>
          <table:table-cell table:style-name="TableCell265">
            <text:p text:style-name="P266">13</text:p>
          </table:table-cell>
        </table:table-row>
        <table:table-row table:style-name="TableRow267">
          <table:table-cell table:style-name="TableCell268">
            <text:p text:style-name="P269">NB</text:p>
          </table:table-cell>
          <table:table-cell table:style-name="TableCell270">
            <text:p text:style-name="P271">18</text:p>
          </table:table-cell>
          <table:table-cell table:style-name="TableCell272">
            <text:p text:style-name="P273">NB</text:p>
          </table:table-cell>
          <table:table-cell table:style-name="TableCell274">
            <text:p text:style-name="P275">18</text:p>
          </table:table-cell>
          <table:table-cell table:style-name="TableCell276">
            <text:p text:style-name="P277">NB</text:p>
          </table:table-cell>
          <table:table-cell table:style-name="TableCell278">
            <text:p text:style-name="P279">19</text:p>
          </table:table-cell>
        </table:table-row>
        <table:table-row table:style-name="TableRow280">
          <table:table-cell table:style-name="TableCell281">
            <text:p text:style-name="P282">NB</text:p>
          </table:table-cell>
          <table:table-cell table:style-name="TableCell283">
            <text:p text:style-name="P284">15</text:p>
          </table:table-cell>
          <table:table-cell table:style-name="TableCell285">
            <text:p text:style-name="P286">NB</text:p>
          </table:table-cell>
          <table:table-cell table:style-name="TableCell287">
            <text:p text:style-name="P288">18</text:p>
          </table:table-cell>
          <table:table-cell table:style-name="TableCell289">
            <text:p text:style-name="P290">NB</text:p>
          </table:table-cell>
          <table:table-cell table:style-name="TableCell291">
            <text:p text:style-name="P292">4</text:p>
          </table:table-cell>
        </table:table-row>
        <table:table-row table:style-name="TableRow293">
          <table:table-cell table:style-name="TableCell294">
            <text:p text:style-name="P295">3</text:p>
          </table:table-cell>
          <table:table-cell table:style-name="TableCell296">
            <text:p text:style-name="P297">16</text:p>
          </table:table-cell>
          <table:table-cell table:style-name="TableCell298">
            <text:p text:style-name="P299">3</text:p>
          </table:table-cell>
          <table:table-cell table:style-name="TableCell300">
            <text:p text:style-name="P301">15</text:p>
          </table:table-cell>
          <table:table-cell table:style-name="TableCell302">
            <text:p text:style-name="P303">3</text:p>
          </table:table-cell>
          <table:table-cell table:style-name="TableCell304">
            <text:p text:style-name="P305">10</text:p>
          </table:table-cell>
        </table:table-row>
        <table:table-row table:style-name="TableRow306">
          <table:table-cell table:style-name="TableCell307">
            <text:p text:style-name="P308">3</text:p>
          </table:table-cell>
          <table:table-cell table:style-name="TableCell309">
            <text:p text:style-name="P310">9</text:p>
          </table:table-cell>
          <table:table-cell table:style-name="TableCell311">
            <text:p text:style-name="P312">3</text:p>
          </table:table-cell>
          <table:table-cell table:style-name="TableCell313">
            <text:p text:style-name="P314">14</text:p>
          </table:table-cell>
          <table:table-cell table:style-name="TableCell315">
            <text:p text:style-name="P316">3</text:p>
          </table:table-cell>
          <table:table-cell table:style-name="TableCell317">
            <text:p text:style-name="P318">13</text:p>
          </table:table-cell>
        </table:table-row>
        <table:table-row table:style-name="TableRow319">
          <table:table-cell table:style-name="TableCell320">
            <text:p text:style-name="P321">3</text:p>
          </table:table-cell>
          <table:table-cell table:style-name="TableCell322">
            <text:p text:style-name="P323">18</text:p>
          </table:table-cell>
          <table:table-cell table:style-name="TableCell324">
            <text:p text:style-name="P325">3</text:p>
          </table:table-cell>
          <table:table-cell table:style-name="TableCell326">
            <text:p text:style-name="P327">7</text:p>
          </table:table-cell>
          <table:table-cell table:style-name="TableCell328">
            <text:p text:style-name="P329">3</text:p>
          </table:table-cell>
          <table:table-cell table:style-name="TableCell330">
            <text:p text:style-name="P331">18</text:p>
          </table:table-cell>
        </table:table-row>
        <table:table-row table:style-name="TableRow332">
          <table:table-cell table:style-name="TableCell333">
            <text:p text:style-name="P334">3</text:p>
          </table:table-cell>
          <table:table-cell table:style-name="TableCell335">
            <text:p text:style-name="P336">5</text:p>
          </table:table-cell>
          <table:table-cell table:style-name="TableCell337">
            <text:p text:style-name="P338">3</text:p>
          </table:table-cell>
          <table:table-cell table:style-name="TableCell339">
            <text:p text:style-name="P340">16</text:p>
          </table:table-cell>
          <table:table-cell table:style-name="TableCell341">
            <text:p text:style-name="P342">3</text:p>
          </table:table-cell>
          <table:table-cell table:style-name="TableCell343">
            <text:p text:style-name="P344">8</text:p>
          </table:table-cell>
        </table:table-row>
        <table:table-row table:style-name="TableRow345">
          <table:table-cell table:style-name="TableCell346">
            <text:p text:style-name="P347">5</text:p>
          </table:table-cell>
          <table:table-cell table:style-name="TableCell348">
            <text:p text:style-name="P349">5</text:p>
          </table:table-cell>
          <table:table-cell table:style-name="TableCell350">
            <text:p text:style-name="P351">5</text:p>
          </table:table-cell>
          <table:table-cell table:style-name="TableCell352">
            <text:p text:style-name="P353">16</text:p>
          </table:table-cell>
          <table:table-cell table:style-name="TableCell354">
            <text:p text:style-name="P355">5</text:p>
          </table:table-cell>
          <table:table-cell table:style-name="TableCell356">
            <text:p text:style-name="P357">17</text:p>
          </table:table-cell>
        </table:table-row>
        <table:table-row table:style-name="TableRow358">
          <table:table-cell table:style-name="TableCell359">
            <text:p text:style-name="P360">5</text:p>
          </table:table-cell>
          <table:table-cell table:style-name="TableCell361">
            <text:p text:style-name="P362">9</text:p>
          </table:table-cell>
          <table:table-cell table:style-name="TableCell363">
            <text:p text:style-name="P364">5</text:p>
          </table:table-cell>
          <table:table-cell table:style-name="TableCell365">
            <text:p text:style-name="P366">17</text:p>
          </table:table-cell>
          <table:table-cell table:style-name="TableCell367">
            <text:p text:style-name="P368">5</text:p>
          </table:table-cell>
          <table:table-cell table:style-name="TableCell369">
            <text:p text:style-name="P370">16</text:p>
          </table:table-cell>
        </table:table-row>
      </table:table>
      <text:p text:style-name="P371">NB- natural breathing, 3- 0,3 Hz, 5- 0,5 Hz</text:p>
      <text:p text:style-name="P372">W celu dalszej analizy wartość rzędu modelu uśredniono dla każdej częstotliwości u poszczególnego pacjenta.<text:s/></text:p>
      <text:p text:style-name="P373"/>
      <text:p text:style-name="P374"/>
      <text:p text:style-name="P375"/>
      <text:p text:style-name="P376"/>
      <text:p text:style-name="P377"/>
      <text:soft-page-break/>
      <text:p text:style-name="P378">Tabela 4. Średnie wartości rzędu modelu dla trzech pacjentów</text:p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 </text:p>
          </table:table-cell>
          <table:table-cell table:style-name="TableCell388">
            <text:p text:style-name="P389">NB</text:p>
          </table:table-cell>
          <table:table-cell table:style-name="TableCell390">
            <text:p text:style-name="P391">0,3</text:p>
          </table:table-cell>
          <table:table-cell table:style-name="TableCell392">
            <text:p text:style-name="P393">0,5</text:p>
          </table:table-cell>
          <table:table-cell table:style-name="TableCell394">
            <text:p text:style-name="P395"><text:span text:style-name="T396">średnia x</text:span><text:span text:style-name="T397">i</text:span></text:p>
          </table:table-cell>
        </table:table-row>
        <table:table-row table:style-name="TableRow398">
          <table:table-cell table:style-name="TableCell399">
            <text:p text:style-name="P400">pacjent 1</text:p>
          </table:table-cell>
          <table:table-cell table:style-name="TableCell401">
            <text:p text:style-name="P402">8,6</text:p>
          </table:table-cell>
          <table:table-cell table:style-name="TableCell403">
            <text:p text:style-name="P404">12</text:p>
          </table:table-cell>
          <table:table-cell table:style-name="TableCell405">
            <text:p text:style-name="P406">7</text:p>
          </table:table-cell>
          <table:table-cell table:style-name="TableCell407">
            <text:p text:style-name="P408">9,2</text:p>
          </table:table-cell>
        </table:table-row>
        <table:table-row table:style-name="TableRow409">
          <table:table-cell table:style-name="TableCell410">
            <text:p text:style-name="P411">pacjent 2</text:p>
          </table:table-cell>
          <table:table-cell table:style-name="TableCell412">
            <text:p text:style-name="P413">13,2</text:p>
          </table:table-cell>
          <table:table-cell table:style-name="TableCell414">
            <text:p text:style-name="P415">13</text:p>
          </table:table-cell>
          <table:table-cell table:style-name="TableCell416">
            <text:p text:style-name="P417">16,5</text:p>
          </table:table-cell>
          <table:table-cell table:style-name="TableCell418">
            <text:p text:style-name="P419">14,2</text:p>
          </table:table-cell>
        </table:table-row>
        <table:table-row table:style-name="TableRow420">
          <table:table-cell table:style-name="TableCell421">
            <text:p text:style-name="P422">pacjent 3</text:p>
          </table:table-cell>
          <table:table-cell table:style-name="TableCell423">
            <text:p text:style-name="P424">8,8</text:p>
          </table:table-cell>
          <table:table-cell table:style-name="TableCell425">
            <text:p text:style-name="P426">12,25</text:p>
          </table:table-cell>
          <table:table-cell table:style-name="TableCell427">
            <text:p text:style-name="P428">16,5</text:p>
          </table:table-cell>
          <table:table-cell table:style-name="TableCell429">
            <text:p text:style-name="P430">12,5</text:p>
          </table:table-cell>
        </table:table-row>
        <table:table-row table:style-name="TableRow431">
          <table:table-cell table:style-name="TableCell432">
            <text:p text:style-name="P433"><text:span text:style-name="T434">średnia x</text:span><text:span text:style-name="T435">j</text:span></text:p>
          </table:table-cell>
          <table:table-cell table:style-name="TableCell436">
            <text:p text:style-name="P437">10,2</text:p>
          </table:table-cell>
          <table:table-cell table:style-name="TableCell438">
            <text:p text:style-name="P439">12,4</text:p>
          </table:table-cell>
          <table:table-cell table:style-name="TableCell440">
            <text:p text:style-name="P441">13,3</text:p>
          </table:table-cell>
          <table:table-cell table:style-name="TableCell442">
            <text:p text:style-name="P443">12,0</text:p>
          </table:table-cell>
        </table:table-row>
      </table:table>
      <text:p text:style-name="P444"/>
      <text:p text:style-name="P445"/>
      <text:p text:style-name="P446">Tabela 5. Wyniki analizy</text:p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Źródło zmienności</text:p>
          </table:table-cell>
          <table:table-cell table:style-name="TableCell456">
            <text:p text:style-name="P457">Suma kwadratów</text:p>
          </table:table-cell>
          <table:table-cell table:style-name="TableCell458">
            <text:p text:style-name="P459">Liczba stopni swobody</text:p>
          </table:table-cell>
          <table:table-cell table:style-name="TableCell460">
            <text:p text:style-name="P461">Średni kwadrat</text:p>
          </table:table-cell>
          <table:table-cell table:style-name="TableCell462">
            <text:p text:style-name="P463">Test F</text:p>
          </table:table-cell>
        </table:table-row>
        <table:table-row table:style-name="TableRow464">
          <table:table-cell table:style-name="TableCell465">
            <text:p text:style-name="P466">Między grupami</text:p>
          </table:table-cell>
          <table:table-cell table:style-name="TableCell467">
            <text:p text:style-name="P468">15,57</text:p>
          </table:table-cell>
          <table:table-cell table:style-name="TableCell469">
            <text:p text:style-name="P470">2</text:p>
          </table:table-cell>
          <table:table-cell table:style-name="TableCell471">
            <text:p text:style-name="P472">7,79</text:p>
          </table:table-cell>
          <table:table-cell table:style-name="TableCell473" table:number-rows-spanned="2">
            <text:p text:style-name="P474">0,89</text:p>
          </table:table-cell>
        </table:table-row>
        <table:table-row table:style-name="TableRow475">
          <table:table-cell table:style-name="TableCell476">
            <text:p text:style-name="P477">Wewnątrz grup</text:p>
          </table:table-cell>
          <table:table-cell table:style-name="TableCell478">
            <text:p text:style-name="P479">74,23</text:p>
          </table:table-cell>
          <table:table-cell table:style-name="TableCell480">
            <text:p text:style-name="P481">6</text:p>
          </table:table-cell>
          <table:table-cell table:style-name="TableCell482">
            <text:p text:style-name="P483"/>
          </table:table-cell>
          <table:covered-table-cell>
            <text:p text:style-name="P484"/>
          </table:covered-table-cell>
        </table:table-row>
        <table:table-row table:style-name="TableRow485">
          <table:table-cell table:style-name="TableCell486">
            <text:p text:style-name="P487">Wariancja osób</text:p>
          </table:table-cell>
          <table:table-cell table:style-name="TableCell488">
            <text:p text:style-name="P489">39,28</text:p>
          </table:table-cell>
          <table:table-cell table:style-name="TableCell490">
            <text:p text:style-name="P491">2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Wariancja błędu</text:p>
          </table:table-cell>
          <table:table-cell table:style-name="TableCell499">
            <text:p text:style-name="P500">34,95</text:p>
          </table:table-cell>
          <table:table-cell table:style-name="TableCell501">
            <text:p text:style-name="P502">4</text:p>
          </table:table-cell>
          <table:table-cell table:style-name="TableCell503">
            <text:p text:style-name="P504">8,74</text:p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>Całkowita</text:p>
          </table:table-cell>
          <table:table-cell table:style-name="TableCell510">
            <text:p text:style-name="P511">89,8</text:p>
          </table:table-cell>
          <table:table-cell table:style-name="TableCell512">
            <text:p text:style-name="P513">8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</table:table>
      <text:p text:style-name="P518"/>
      <text:p text:style-name="P519">Gdzie:</text:p>
      <text:p text:style-name="Normalny"><text:span text:style-name="T520">Suma kwadratów między grupami SSE=<text:s/></text:span><draw:frame draw:style-name="a4" text:anchor-type="as-char" svg:x="0in" svg:y="0in" svg:width="1.125in" svg:height="0.54167in" style:rel-width="scale" style:rel-height="scale"><draw:object xlink:href="Object 5/" xlink:type="simple" xlink:show="embed" xlink:actuate="onLoad"/></draw:frame><text:span text:style-name="T521">, <text:s/></text:span><draw:frame draw:style-name="a5" text:anchor-type="as-char" svg:x="0in" svg:y="0in" svg:width="2.28125in" svg:height="0.17708in" style:rel-width="scale" style:rel-height="scale"><draw:object xlink:href="Object 6/" xlink:type="simple" xlink:show="embed" xlink:actuate="onLoad"/></draw:frame></text:p>
      <text:p text:style-name="Normalny"><text:span text:style-name="T522">Suma kwadratów wewnątrz grup SSR<text:s/></text:span><draw:frame draw:style-name="a6" text:anchor-type="as-char" svg:x="0in" svg:y="0in" svg:width="1.13542in" svg:height="0.54167in" style:rel-width="scale" style:rel-height="scale"><draw:object xlink:href="Object 7/" xlink:type="simple" xlink:show="embed" xlink:actuate="onLoad"/></draw:frame><text:span text:style-name="T523">,<text:s/></text:span><draw:frame draw:style-name="a7" text:anchor-type="as-char" svg:x="0in" svg:y="0in" svg:width="2.46875in" svg:height="0.17708in" style:rel-width="scale" style:rel-height="scale"><draw:object xlink:href="Object 8/" xlink:type="simple" xlink:show="embed" xlink:actuate="onLoad"/></draw:frame></text:p>
      <text:p text:style-name="Normalny"><text:span text:style-name="T524">Suma kwadratów osób SSO<text:s/></text:span><draw:frame draw:style-name="a8" text:anchor-type="as-char" svg:x="0in" svg:y="0in" svg:width="1.38542in" svg:height="0.54167in" style:rel-width="scale" style:rel-height="scale"><draw:object xlink:href="Object 9/" xlink:type="simple" xlink:show="embed" xlink:actuate="onLoad"/></draw:frame></text:p>
      <text:p text:style-name="P525">Suma kwadratów błędu SSB = SSR- SSO</text:p>
      <text:p text:style-name="P526">Liczba stopni swobody między grupami df grup: k-1</text:p>
      <text:p text:style-name="P527">Liczba stopni swobody reszt df reszt: (n*k)-k</text:p>
      <text:p text:style-name="P528">Liczba stopni swobody błędu<text:s/>df b<text:s/>: (n-1)*(k-1)</text:p>
      <text:p text:style-name="P529">Średni kwadrat między grupami MS grup = SSE/df grup</text:p>
      <text:p text:style-name="P530">Średni kwadrat błędu MS błędu= SSB/ df b</text:p>
      <text:p text:style-name="P531">F= MS błędu/ MS grup</text:p>
      <text:p text:style-name="Normalny"><text:span text:style-name="T532">Wartość F</text:span><text:span text:style-name="T533">kryt</text:span><text:span text:style-name="T534"><text:s/>na poziomie istotności 0,05 : F</text:span><text:span text:style-name="T535">2,4</text:span><text:span text:style-name="T536"><text:s/>= 6,94</text:span></text:p>
      <text:p text:style-name="Normalny"><text:span text:style-name="T537">F&lt;F</text:span><text:span text:style-name="T538">kryt</text:span><text:span text:style-name="T539">, a więc należy przyjąć hipotezę zerową o równości średnich między grupami (nie istnieje zależność między cechą indywidualną osoby badanej, a rzędem modelu).<text:s/></text:span></text:p>
      <text:p text:style-name="Normalny"><text:span text:style-name="T540">Wnioski: Analiza statystyczna wykazała, ani częstość oddychania, ani cecha indywidualna osoby badanej nie mają wpływu na optymalny rząd model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a Majchrzak</meta:initial-creator>
    <dc:creator>Marta Majchrzak</dc:creator>
    <meta:creation-date>2018-01-21T15:17:00Z</meta:creation-date>
    <dc:date>2018-01-21T17:37:00Z</dc:date>
    <meta:template xlink:href="Normal" xlink:type="simple"/>
    <meta:editing-cycles>4</meta:editing-cycles>
    <meta:editing-duration>PT8400S</meta:editing-duration>
    <meta:document-statistic meta:page-count="3" meta:paragraph-count="8" meta:word-count="598" meta:character-count="4180" meta:row-count="29" meta:non-whitespace-character-count="3590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i>k</mml:mi>
      </mml:mrow>
    </mml:munderover>
    <mml:mrow>
      <mml:mrow>
        <mml:munderover>
          <mml:mo stretchy="false">∑</mml:mo>
          <mml:mrow>
            <mml:mi>j</mml:mi>
            <mml:mo>=</mml:mo>
            <mml:mn>1</mml:mn>
          </mml:mrow>
          <mml:mrow>
            <mml:mi>n</mml:mi>
          </mml:mrow>
        </mml:munderover>
        <mml:mrow>
          <mml:msup>
            <mml:mrow>
              <mml:mo>(</mml:mo>
              <mml:msub>
                <mml:mrow>
                  <mml:mover accent="true">
                    <mml:mrow>
                      <mml:mi>x</mml:mi>
                    </mml:mrow>
                    <mml:mo>-</mml:mo>
                  </mml:mover>
                </mml:mrow>
                <mml:mrow>
                  <mml:mi>i</mml:mi>
                </mml:mrow>
              </mml:msub>
              <mml:mo>-</mml:mo>
              <mml:msub>
                <mml:mrow>
                  <mml:mover accent="true">
                    <mml:mrow>
                      <mml:mi>x</mml:mi>
                    </mml:mrow>
                    <mml:mo>-</mml:mo>
                  </mml:mover>
                </mml:mrow>
                <mml:mrow/>
              </mml:msub>
              <mml:mo>)</mml:mo>
            </mml:mrow>
            <mml:mrow>
              <mml:mn>2</mml:mn>
            </mml:mrow>
          </mml:msup>
        </mml:mrow>
      </mml:mrow>
    </mml:mrow>
  </mml:mrow>
</mml:math>
</file>

<file path=Object 2/content.xml><?xml version="1.0" encoding="utf-8"?>
<mml:math xmlns:mml="http://www.w3.org/1998/Math/MathML" xmlns:m="http://schemas.openxmlformats.org/officeDocument/2006/math">
  <mml:msub>
    <mml:mrow>
      <mml:mover accent="true">
        <mml:mrow>
          <mml:mi>x</mml:mi>
        </mml:mrow>
        <mml:mo>-</mml:mo>
      </mml:mover>
    </mml:mrow>
    <mml:mrow>
      <mml:mo>-</mml:mo>
    </mml:mrow>
  </mml:msub>
  <mml:mi mathvariant="normal">ś</mml:mi>
  <mml:mi mathvariant="normal">r</mml:mi>
  <mml:mi mathvariant="normal">e</mml:mi>
  <mml:mi mathvariant="normal">d</mml:mi>
  <mml:mi mathvariant="normal">n</mml:mi>
  <mml:mi mathvariant="normal">i</mml:mi>
  <mml:mi mathvariant="normal">a</mml:mi>
  <mml:mi mathvariant="normal"> </mml:mi>
  <mml:mi mathvariant="normal">z</mml:mi>
  <mml:mi mathvariant="normal"> </mml:mi>
  <mml:mi mathvariant="normal">w</mml:mi>
  <mml:mi mathvariant="normal">s</mml:mi>
  <mml:mi mathvariant="normal">z</mml:mi>
  <mml:mi mathvariant="normal">y</mml:mi>
  <mml:mi mathvariant="normal">s</mml:mi>
  <mml:mi mathvariant="normal">t</mml:mi>
  <mml:mi mathvariant="normal">k</mml:mi>
  <mml:mi mathvariant="normal">i</mml:mi>
  <mml:mi mathvariant="normal">c</mml:mi>
  <mml:mi mathvariant="normal">h</mml:mi>
  <mml:mi mathvariant="normal"> </mml:mi>
  <mml:mi mathvariant="normal">e</mml:mi>
  <mml:mi mathvariant="normal">l</mml:mi>
  <mml:mi mathvariant="normal">e</mml:mi>
  <mml:mi mathvariant="normal">m</mml:mi>
  <mml:mi mathvariant="normal">e</mml:mi>
  <mml:mi mathvariant="normal">n</mml:mi>
  <mml:mi mathvariant="normal">t</mml:mi>
  <mml:mi mathvariant="normal">ó</mml:mi>
  <mml:mi mathvariant="normal">w</mml:mi>
</mml:math>
</file>

<file path=Object 3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i>k</mml:mi>
      </mml:mrow>
    </mml:munderover>
    <mml:mrow>
      <mml:mrow>
        <mml:munderover>
          <mml:mo stretchy="false">∑</mml:mo>
          <mml:mrow>
            <mml:mi>j</mml:mi>
            <mml:mo>=</mml:mo>
            <mml:mn>1</mml:mn>
          </mml:mrow>
          <mml:mrow>
            <mml:mi>n</mml:mi>
          </mml:mrow>
        </mml:munderover>
        <mml:mrow>
          <mml:msup>
            <mml:mrow>
              <mml:mo>(</mml:mo>
              <mml:msub>
                <mml:mrow>
                  <mml:mi>x</mml:mi>
                </mml:mrow>
                <mml:mrow>
                  <mml:mi>i</mml:mi>
                  <mml:mi>j</mml:mi>
                </mml:mrow>
              </mml:msub>
              <mml:mo>-</mml:mo>
              <mml:msub>
                <mml:mrow>
                  <mml:mover accent="true">
                    <mml:mrow>
                      <mml:mi>x</mml:mi>
                    </mml:mrow>
                    <mml:mo>-</mml:mo>
                  </mml:mover>
                </mml:mrow>
                <mml:mrow>
                  <mml:mi>i</mml:mi>
                </mml:mrow>
              </mml:msub>
              <mml:mo>)</mml:mo>
            </mml:mrow>
            <mml:mrow>
              <mml:mn>2</mml:mn>
            </mml:mrow>
          </mml:msup>
        </mml:mrow>
      </mml:mrow>
    </mml:mrow>
  </mml:mrow>
</mml:math>
</file>

<file path=Object 4/content.xml><?xml version="1.0" encoding="utf-8"?>
<mml:math xmlns:mml="http://www.w3.org/1998/Math/MathML" xmlns:m="http://schemas.openxmlformats.org/officeDocument/2006/math">
  <mml:msub>
    <mml:mrow>
      <mml:mover accent="true">
        <mml:mrow>
          <mml:mi>x</mml:mi>
        </mml:mrow>
        <mml:mo>-</mml:mo>
      </mml:mover>
    </mml:mrow>
    <mml:mrow>
      <mml:mi>i</mml:mi>
    </mml:mrow>
  </mml:msub>
  <mml:mo>-</mml:mo>
  <mml:mi mathvariant="normal">ś</mml:mi>
  <mml:mi mathvariant="normal">r</mml:mi>
  <mml:mi mathvariant="normal">e</mml:mi>
  <mml:mi mathvariant="normal">d</mml:mi>
  <mml:mi mathvariant="normal">n</mml:mi>
  <mml:mi mathvariant="normal">i</mml:mi>
  <mml:mi mathvariant="normal">a</mml:mi>
  <mml:mi mathvariant="normal"> </mml:mi>
  <mml:mi mathvariant="normal">w</mml:mi>
  <mml:mi mathvariant="normal">a</mml:mi>
  <mml:mi mathvariant="normal">r</mml:mi>
  <mml:mi mathvariant="normal">t</mml:mi>
  <mml:mi mathvariant="normal">o</mml:mi>
  <mml:mi mathvariant="normal">ś</mml:mi>
  <mml:mi mathvariant="normal">ć</mml:mi>
  <mml:mi mathvariant="normal"> </mml:mi>
  <mml:mi mathvariant="normal">d</mml:mi>
  <mml:mi mathvariant="normal">l</mml:mi>
  <mml:mi mathvariant="normal">a</mml:mi>
  <mml:mi mathvariant="normal"> </mml:mi>
  <mml:mi mathvariant="normal">k</mml:mi>
  <mml:mi mathvariant="normal">a</mml:mi>
  <mml:mi mathvariant="normal">ż</mml:mi>
  <mml:mi mathvariant="normal">d</mml:mi>
  <mml:mi mathvariant="normal">e</mml:mi>
  <mml:mi mathvariant="normal">j</mml:mi>
  <mml:mi mathvariant="normal"> </mml:mi>
  <mml:mi mathvariant="normal">g</mml:mi>
  <mml:mi mathvariant="normal">r</mml:mi>
  <mml:mi mathvariant="normal">u</mml:mi>
  <mml:mi mathvariant="normal">p</mml:mi>
  <mml:mi mathvariant="normal">y</mml:mi>
</mml:math>
</file>

<file path=Object 5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i>k</mml:mi>
      </mml:mrow>
    </mml:munderover>
    <mml:mrow>
      <mml:mrow>
        <mml:munderover>
          <mml:mo stretchy="false">∑</mml:mo>
          <mml:mrow>
            <mml:mi>j</mml:mi>
            <mml:mo>=</mml:mo>
            <mml:mn>1</mml:mn>
          </mml:mrow>
          <mml:mrow>
            <mml:mi>n</mml:mi>
          </mml:mrow>
        </mml:munderover>
        <mml:mrow>
          <mml:msup>
            <mml:mrow>
              <mml:mfenced separators="|">
                <mml:mrow>
                  <mml:msub>
                    <mml:mrow>
                      <mml:mover accent="true">
                        <mml:mrow>
                          <mml:mi>x</mml:mi>
                        </mml:mrow>
                        <mml:mo>-</mml:mo>
                      </mml:mover>
                    </mml:mrow>
                    <mml:mrow>
                      <mml:mi>i</mml:mi>
                    </mml:mrow>
                  </mml:msub>
                  <mml:mo>-</mml:mo>
                  <mml:msub>
                    <mml:mrow>
                      <mml:mover accent="true">
                        <mml:mrow>
                          <mml:mi>x</mml:mi>
                        </mml:mrow>
                        <mml:mo>-</mml:mo>
                      </mml:mover>
                    </mml:mrow>
                    <mml:mrow/>
                  </mml:msub>
                </mml:mrow>
              </mml:mfenced>
            </mml:mrow>
            <mml:mrow>
              <mml:mn>2</mml:mn>
            </mml:mrow>
          </mml:msup>
        </mml:mrow>
      </mml:mrow>
    </mml:mrow>
  </mml:mrow>
</mml:math>
</file>

<file path=Object 6/content.xml><?xml version="1.0" encoding="utf-8"?>
<mml:math xmlns:mml="http://www.w3.org/1998/Math/MathML" xmlns:m="http://schemas.openxmlformats.org/officeDocument/2006/math">
  <mml:msub>
    <mml:mrow>
      <mml:mover accent="true">
        <mml:mrow>
          <mml:mi>x</mml:mi>
        </mml:mrow>
        <mml:mo>-</mml:mo>
      </mml:mover>
    </mml:mrow>
    <mml:mrow>
      <mml:mo>-</mml:mo>
    </mml:mrow>
  </mml:msub>
  <mml:mi mathvariant="normal">ś</mml:mi>
  <mml:mi mathvariant="normal">r</mml:mi>
  <mml:mi mathvariant="normal">e</mml:mi>
  <mml:mi mathvariant="normal">d</mml:mi>
  <mml:mi mathvariant="normal">n</mml:mi>
  <mml:mi mathvariant="normal">i</mml:mi>
  <mml:mi mathvariant="normal">a</mml:mi>
  <mml:mi mathvariant="normal"> </mml:mi>
  <mml:mi mathvariant="normal">z</mml:mi>
  <mml:mi mathvariant="normal"> </mml:mi>
  <mml:mi mathvariant="normal">w</mml:mi>
  <mml:mi mathvariant="normal">s</mml:mi>
  <mml:mi mathvariant="normal">z</mml:mi>
  <mml:mi mathvariant="normal">y</mml:mi>
  <mml:mi mathvariant="normal">s</mml:mi>
  <mml:mi mathvariant="normal">t</mml:mi>
  <mml:mi mathvariant="normal">k</mml:mi>
  <mml:mi mathvariant="normal">i</mml:mi>
  <mml:mi mathvariant="normal">c</mml:mi>
  <mml:mi mathvariant="normal">h</mml:mi>
  <mml:mi mathvariant="normal"> </mml:mi>
  <mml:mi mathvariant="normal">e</mml:mi>
  <mml:mi mathvariant="normal">l</mml:mi>
  <mml:mi mathvariant="normal">e</mml:mi>
  <mml:mi mathvariant="normal">m</mml:mi>
  <mml:mi mathvariant="normal">e</mml:mi>
  <mml:mi mathvariant="normal">n</mml:mi>
  <mml:mi mathvariant="normal">t</mml:mi>
  <mml:mi mathvariant="normal">ó</mml:mi>
  <mml:mi mathvariant="normal">w</mml:mi>
</mml:math>
</file>

<file path=Object 7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i>k</mml:mi>
      </mml:mrow>
    </mml:munderover>
    <mml:mrow>
      <mml:mrow>
        <mml:munderover>
          <mml:mo stretchy="false">∑</mml:mo>
          <mml:mrow>
            <mml:mi>j</mml:mi>
            <mml:mo>=</mml:mo>
            <mml:mn>1</mml:mn>
          </mml:mrow>
          <mml:mrow>
            <mml:mi>n</mml:mi>
          </mml:mrow>
        </mml:munderover>
        <mml:mrow>
          <mml:msup>
            <mml:mrow>
              <mml:mfenced separators="|">
                <mml:mrow>
                  <mml:msub>
                    <mml:mrow>
                      <mml:mi>x</mml:mi>
                    </mml:mrow>
                    <mml:mrow>
                      <mml:mi>i</mml:mi>
                      <mml:mi>j</mml:mi>
                    </mml:mrow>
                  </mml:msub>
                  <mml:mo>-</mml:mo>
                  <mml:msub>
                    <mml:mrow>
                      <mml:mover accent="true">
                        <mml:mrow>
                          <mml:mi>x</mml:mi>
                        </mml:mrow>
                        <mml:mo>-</mml:mo>
                      </mml:mover>
                    </mml:mrow>
                    <mml:mrow>
                      <mml:mi>i</mml:mi>
                    </mml:mrow>
                  </mml:msub>
                </mml:mrow>
              </mml:mfenced>
            </mml:mrow>
            <mml:mrow>
              <mml:mn>2</mml:mn>
            </mml:mrow>
          </mml:msup>
        </mml:mrow>
      </mml:mrow>
    </mml:mrow>
  </mml:mrow>
</mml:math>
</file>

<file path=Object 8/content.xml><?xml version="1.0" encoding="utf-8"?>
<mml:math xmlns:mml="http://www.w3.org/1998/Math/MathML" xmlns:m="http://schemas.openxmlformats.org/officeDocument/2006/math">
  <mml:msub>
    <mml:mrow>
      <mml:mover accent="true">
        <mml:mrow>
          <mml:mi>x</mml:mi>
        </mml:mrow>
        <mml:mo>-</mml:mo>
      </mml:mover>
    </mml:mrow>
    <mml:mrow>
      <mml:mi>i</mml:mi>
    </mml:mrow>
  </mml:msub>
  <mml:mo>-</mml:mo>
  <mml:mi mathvariant="normal">ś</mml:mi>
  <mml:mi mathvariant="normal">r</mml:mi>
  <mml:mi mathvariant="normal">e</mml:mi>
  <mml:mi mathvariant="normal">d</mml:mi>
  <mml:mi mathvariant="normal">n</mml:mi>
  <mml:mi mathvariant="normal">i</mml:mi>
  <mml:mi mathvariant="normal">a</mml:mi>
  <mml:mi mathvariant="normal"> </mml:mi>
  <mml:mi mathvariant="normal">w</mml:mi>
  <mml:mi mathvariant="normal">a</mml:mi>
  <mml:mi mathvariant="normal">r</mml:mi>
  <mml:mi mathvariant="normal">t</mml:mi>
  <mml:mi mathvariant="normal">o</mml:mi>
  <mml:mi mathvariant="normal">ś</mml:mi>
  <mml:mi mathvariant="normal">ć</mml:mi>
  <mml:mi mathvariant="normal"> </mml:mi>
  <mml:mi mathvariant="normal">d</mml:mi>
  <mml:mi mathvariant="normal">l</mml:mi>
  <mml:mi mathvariant="normal">a</mml:mi>
  <mml:mi mathvariant="normal"> </mml:mi>
  <mml:mi mathvariant="normal">k</mml:mi>
  <mml:mi mathvariant="normal">a</mml:mi>
  <mml:mi mathvariant="normal">ż</mml:mi>
  <mml:mi mathvariant="normal">d</mml:mi>
  <mml:mi mathvariant="normal">e</mml:mi>
  <mml:mi mathvariant="normal">j</mml:mi>
  <mml:mi mathvariant="normal"> </mml:mi>
  <mml:mi mathvariant="normal">g</mml:mi>
  <mml:mi mathvariant="normal">r</mml:mi>
  <mml:mi mathvariant="normal">u</mml:mi>
  <mml:mi mathvariant="normal">p</mml:mi>
  <mml:mi mathvariant="normal">y</mml:mi>
</mml:math>
</file>

<file path=Object 9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i>k</mml:mi>
      </mml:mrow>
    </mml:munderover>
    <mml:mrow>
      <mml:mrow>
        <mml:munderover>
          <mml:mo stretchy="false">∑</mml:mo>
          <mml:mrow>
            <mml:mi>j</mml:mi>
            <mml:mo>=</mml:mo>
            <mml:mn>1</mml:mn>
          </mml:mrow>
          <mml:mrow>
            <mml:mi>n</mml:mi>
          </mml:mrow>
        </mml:munderover>
        <mml:mrow>
          <mml:msup>
            <mml:mrow>
              <mml:mn>3</mml:mn>
              <mml:mi>*</mml:mi>
              <mml:mfenced separators="|">
                <mml:mrow>
                  <mml:msub>
                    <mml:mrow>
                      <mml:mi>x</mml:mi>
                    </mml:mrow>
                    <mml:mrow>
                      <mml:mi>i</mml:mi>
                    </mml:mrow>
                  </mml:msub>
                  <mml:mo>-</mml:mo>
                  <mml:msub>
                    <mml:mrow>
                      <mml:mover accent="true">
                        <mml:mrow>
                          <mml:mi>x</mml:mi>
                        </mml:mrow>
                        <mml:mo>-</mml:mo>
                      </mml:mover>
                    </mml:mrow>
                    <mml:mrow/>
                  </mml:msub>
                </mml:mrow>
              </mml:mfenced>
            </mml:mrow>
            <mml:mrow>
              <mml:mn>2</mml:mn>
            </mml:mrow>
          </mml:msup>
        </mml:mrow>
      </mml:mrow>
    </mml:mrow>
  </mml:mrow>
</mml:math>
</file>